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7.213cm" fo:min-width="20.772cm"/>
    </style:style>
    <style:style style:name="gr2" style:family="graphic" style:parent-style-name="standard">
      <style:graphic-properties draw:stroke="none" svg:stroke-color="#000000" draw:fill="none" draw:fill-color="#ffffff" fo:min-height="4.726cm"/>
      <style:paragraph-properties style:writing-mode="lr-tb"/>
    </style:style>
    <style:style style:name="gr3" style:family="graphic" style:parent-style-name="standard">
      <style:graphic-properties draw:fill="solid" draw:fill-color="#ff6d6d" draw:textarea-horizontal-align="justify" draw:textarea-vertical-align="middle" draw:auto-grow-height="false" fo:min-height="27.213cm" fo:min-width="20.772cm"/>
    </style:style>
    <style:style style:name="P1" style:family="paragraph">
      <style:paragraph-properties fo:text-align="center"/>
    </style:style>
    <style:style style:name="P2" style:family="paragraph">
      <style:text-properties fo:font-size="40pt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size="40pt"/>
    </style:style>
    <style:style style:name="P4" style:family="paragraph">
      <loext:graphic-properties draw:fill="none" draw:fill-color="#ffffff"/>
      <style:text-properties fo:font-size="40pt"/>
    </style:style>
    <style:style style:name="P5" style:family="paragraph">
      <loext:graphic-properties draw:fill="solid" draw:fill-color="#ff6d6d"/>
      <style:paragraph-properties fo:text-align="center"/>
    </style:style>
    <style:style style:name="T1" style:family="text">
      <style:text-properties fo:font-size="4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272cm" svg:height="27.463cm" svg:x="0.206cm" svg:y="0.36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9.844cm" svg:height="28.601cm" svg:x="1.317cm" svg:y="1.158cm">
          <draw:text-box>
            <text:p text:style-name="P2"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text:span text:style-name="T1">24778 <text:s text:c="9"/></text:span></text:p>
            <text:p text:style-name="P3"><text:span text:style-name="T2">24778</text:span><text:span text:style-name="T2"><text:tab/></text:span><text:span text:style-name="T2"><text:tab/></text:span><text:span text:style-name="T2"><text:tab/></text:span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</text:span><text:span text:style-name="T1"><text:tab/></text:span><text:span text:style-name="T1"><text:tab/></text:span><text:span text:style-name="T1"><text:tab/></text:span><text:span text:style-name="T1">24778</text:span></text:p>
            <text:p text:style-name="P3"><text:span text:style-name="T1"/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text:span text:style-name="T1">24778 <text:s text:c="9"/></text:span></text:p>
            <text:p text:style-name="P3"><text:span text:style-name="T2">24778</text:span><text:span text:style-name="T2"><text:tab/></text:span><text:span text:style-name="T2"><text:tab/></text:span><text:span text:style-name="T2"><text:tab/></text:span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</text:span><text:span text:style-name="T1"><text:tab/></text:span><text:span text:style-name="T1"><text:tab/></text:span><text:span text:style-name="T1"><text:tab/></text:span><text:span text:style-name="T1">24778</text:span></text:p>
            <text:p text:style-name="P3"><text:span text:style-name="T1"/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text:span text:style-name="T1">24778 <text:s text:c="9"/></text:span></text:p>
            <text:p text:style-name="P3"><text:span text:style-name="T2">24778</text:span><text:span text:style-name="T2"><text:tab/></text:span><text:span text:style-name="T2"><text:tab/></text:span><text:span text:style-name="T2"><text:tab/></text:span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</text:span><text:span text:style-name="T1"><text:tab/></text:span><text:span text:style-name="T1"><text:tab/></text:span><text:span text:style-name="T1"><text:tab/></text:span><text:span text:style-name="T1">24778</text:span></text:p>
            <text:p text:style-name="P3"><text:span text:style-name="T1"/></text:p>
          </draw:text-box>
        </draw:frame>
      </draw:page>
      <draw:page draw:name="page2" draw:style-name="dp1" draw:master-page-name="Default">
        <draw:custom-shape draw:style-name="gr1" draw:text-style-name="P1" draw:layer="layout" svg:width="21.272cm" svg:height="27.463cm" svg:x="0.206cm" svg:y="0.36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9.844cm" svg:height="28.601cm" svg:x="1.317cm" svg:y="1.159cm">
          <draw:text-box>
            <text:p text:style-name="P2"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text:span text:style-name="T1">24778 <text:s text:c="9"/></text:span></text:p>
            <text:p text:style-name="P3"><text:span text:style-name="T2">24778</text:span><text:span text:style-name="T2"><text:tab/></text:span><text:span text:style-name="T2"><text:tab/></text:span><text:span text:style-name="T2"><text:tab/></text:span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</text:span><text:span text:style-name="T1"><text:tab/></text:span><text:span text:style-name="T1"><text:tab/></text:span><text:span text:style-name="T1"><text:tab/></text:span><text:span text:style-name="T1">24778</text:span></text:p>
            <text:p text:style-name="P3"><text:span text:style-name="T1"/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text:span text:style-name="T1">24778 <text:s text:c="9"/></text:span></text:p>
            <text:p text:style-name="P3"><text:span text:style-name="T2">24778</text:span><text:span text:style-name="T2"><text:tab/></text:span><text:span text:style-name="T2"><text:tab/></text:span><text:span text:style-name="T2"><text:tab/></text:span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</text:span><text:span text:style-name="T1"><text:tab/></text:span><text:span text:style-name="T1"><text:tab/></text:span><text:span text:style-name="T1"><text:tab/></text:span><text:span text:style-name="T1">24778</text:span></text:p>
            <text:p text:style-name="P3"><text:span text:style-name="T1"/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text:span text:style-name="T1">24778 <text:s text:c="9"/></text:span></text:p>
            <text:p text:style-name="P3"><text:span text:style-name="T2">24778</text:span><text:span text:style-name="T2"><text:tab/></text:span><text:span text:style-name="T2"><text:tab/></text:span><text:span text:style-name="T2"><text:tab/></text:span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</text:span><text:span text:style-name="T1"><text:tab/></text:span><text:span text:style-name="T1"><text:tab/></text:span><text:span text:style-name="T1"><text:tab/></text:span><text:span text:style-name="T1">24778</text:span></text:p>
            <text:p text:style-name="P3"><text:span text:style-name="T1"/></text:p>
          </draw:text-box>
        </draw:frame>
        <draw:frame draw:style-name="gr2" draw:text-style-name="P4" draw:layer="layout" svg:width="19.844cm" svg:height="28.601cm" svg:x="1.317cm" svg:y="1.159cm">
          <draw:text-box>
            <text:p text:style-name="P2"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text:span text:style-name="T1">24778 <text:s text:c="9"/></text:span></text:p>
            <text:p text:style-name="P3"><text:span text:style-name="T2">24778</text:span><text:span text:style-name="T2"><text:tab/></text:span><text:span text:style-name="T2"><text:tab/></text:span><text:span text:style-name="T2"><text:tab/></text:span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</text:span><text:span text:style-name="T1"><text:tab/></text:span><text:span text:style-name="T1"><text:tab/></text:span><text:span text:style-name="T1"><text:tab/></text:span><text:span text:style-name="T1">24778</text:span></text:p>
            <text:p text:style-name="P3"><text:span text:style-name="T1"/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text:span text:style-name="T1">24778 <text:s text:c="9"/></text:span></text:p>
            <text:p text:style-name="P3"><text:span text:style-name="T2">24778</text:span><text:span text:style-name="T2"><text:tab/></text:span><text:span text:style-name="T2"><text:tab/></text:span><text:span text:style-name="T2"><text:tab/></text:span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</text:span><text:span text:style-name="T1"><text:tab/></text:span><text:span text:style-name="T1"><text:tab/></text:span><text:span text:style-name="T1"><text:tab/></text:span><text:span text:style-name="T1">24778</text:span></text:p>
            <text:p text:style-name="P3"><text:span text:style-name="T1"/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text:span text:style-name="T1">24778 <text:s text:c="9"/></text:span></text:p>
            <text:p text:style-name="P3"><text:span text:style-name="T2">24778</text:span><text:span text:style-name="T2"><text:tab/></text:span><text:span text:style-name="T2"><text:tab/></text:span><text:span text:style-name="T2"><text:tab/></text:span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</text:span><text:span text:style-name="T1"><text:tab/></text:span><text:span text:style-name="T1"><text:tab/></text:span><text:span text:style-name="T1"><text:tab/></text:span><text:span text:style-name="T1">24778</text:span></text:p>
            <text:p text:style-name="P3"><text:span text:style-name="T1"/></text:p>
          </draw:text-box>
        </draw:frame>
      </draw:page>
      <draw:page draw:name="page3" draw:style-name="dp1" draw:master-page-name="Default">
        <draw:custom-shape draw:style-name="gr3" draw:text-style-name="P5" draw:layer="layout" svg:width="21.272cm" svg:height="27.463cm" svg:x="0.206cm" svg:y="0.36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9.844cm" svg:height="28.601cm" svg:x="1.317cm" svg:y="1.159cm">
          <draw:text-box>
            <text:p text:style-name="P2"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text:span text:style-name="T1">24778 <text:s text:c="9"/></text:span></text:p>
            <text:p text:style-name="P3"><text:span text:style-name="T2">24778</text:span><text:span text:style-name="T2"><text:tab/></text:span><text:span text:style-name="T2"><text:tab/></text:span><text:span text:style-name="T2"><text:tab/></text:span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</text:span><text:span text:style-name="T1"><text:tab/></text:span><text:span text:style-name="T1"><text:tab/></text:span><text:span text:style-name="T1"><text:tab/></text:span><text:span text:style-name="T1">24778</text:span></text:p>
            <text:p text:style-name="P3"><text:span text:style-name="T1"/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text:span text:style-name="T1">24778 <text:s text:c="9"/></text:span></text:p>
            <text:p text:style-name="P3"><text:span text:style-name="T2">24778</text:span><text:span text:style-name="T2"><text:tab/></text:span><text:span text:style-name="T2"><text:tab/></text:span><text:span text:style-name="T2"><text:tab/></text:span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</text:span><text:span text:style-name="T1"><text:tab/></text:span><text:span text:style-name="T1"><text:tab/></text:span><text:span text:style-name="T1"><text:tab/></text:span><text:span text:style-name="T1">24778</text:span></text:p>
            <text:p text:style-name="P3"><text:span text:style-name="T1"/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text:span text:style-name="T1">24778 <text:s text:c="9"/></text:span></text:p>
            <text:p text:style-name="P3"><text:span text:style-name="T2">24778</text:span><text:span text:style-name="T2"><text:tab/></text:span><text:span text:style-name="T2"><text:tab/></text:span><text:span text:style-name="T2"><text:tab/></text:span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</text:span><text:span text:style-name="T1"><text:tab/></text:span><text:span text:style-name="T1"><text:tab/></text:span><text:span text:style-name="T1"><text:tab/></text:span><text:span text:style-name="T1">24778</text:span></text:p>
            <text:p text:style-name="P3"><text:span text:style-name="T1"/></text:p>
          </draw:text-box>
        </draw:frame>
        <draw:frame draw:style-name="gr2" draw:text-style-name="P4" draw:layer="layout" svg:width="19.844cm" svg:height="28.601cm" svg:x="1.317cm" svg:y="1.159cm">
          <draw:text-box>
            <text:p text:style-name="P2"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text:span text:style-name="T1">24778 <text:s text:c="9"/></text:span></text:p>
            <text:p text:style-name="P3"><text:span text:style-name="T2">24778</text:span><text:span text:style-name="T2"><text:tab/></text:span><text:span text:style-name="T2"><text:tab/></text:span><text:span text:style-name="T2"><text:tab/></text:span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</text:span><text:span text:style-name="T1"><text:tab/></text:span><text:span text:style-name="T1"><text:tab/></text:span><text:span text:style-name="T1"><text:tab/></text:span><text:span text:style-name="T1">24778</text:span></text:p>
            <text:p text:style-name="P3"><text:span text:style-name="T1"/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text:span text:style-name="T1">24778 <text:s text:c="9"/></text:span></text:p>
            <text:p text:style-name="P3"><text:span text:style-name="T2">24778</text:span><text:span text:style-name="T2"><text:tab/></text:span><text:span text:style-name="T2"><text:tab/></text:span><text:span text:style-name="T2"><text:tab/></text:span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</text:span><text:span text:style-name="T1"><text:tab/></text:span><text:span text:style-name="T1"><text:tab/></text:span><text:span text:style-name="T1"><text:tab/></text:span><text:span text:style-name="T1">24778</text:span></text:p>
            <text:p text:style-name="P3"><text:span text:style-name="T1"/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text:span text:style-name="T1">24778 <text:s text:c="9"/></text:span></text:p>
            <text:p text:style-name="P3"><text:span text:style-name="T2">24778</text:span><text:span text:style-name="T2"><text:tab/></text:span><text:span text:style-name="T2"><text:tab/></text:span><text:span text:style-name="T2"><text:tab/></text:span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</text:span><text:span text:style-name="T1"><text:tab/></text:span><text:span text:style-name="T1"><text:tab/></text:span><text:span text:style-name="T1"><text:tab/></text:span><text:span text:style-name="T1">24778</text:span></text:p>
            <text:p text:style-name="P3"><text:span text:style-name="T1"/></text:p>
          </draw:text-box>
        </draw:frame>
      </draw:page>
      <draw:page draw:name="page4" draw:style-name="dp1" draw:master-page-name="Default">
        <draw:custom-shape draw:style-name="gr3" draw:text-style-name="P5" draw:layer="layout" svg:width="21.272cm" svg:height="27.463cm" svg:x="0.206cm" svg:y="0.36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9.844cm" svg:height="28.601cm" svg:x="1.317cm" svg:y="1.159cm">
          <draw:text-box>
            <text:p text:style-name="P2"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text:span text:style-name="T1">24778 <text:s text:c="9"/></text:span></text:p>
            <text:p text:style-name="P3"><text:span text:style-name="T2">24778</text:span><text:span text:style-name="T2"><text:tab/></text:span><text:span text:style-name="T2"><text:tab/></text:span><text:span text:style-name="T2"><text:tab/></text:span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</text:span><text:span text:style-name="T1"><text:tab/></text:span><text:span text:style-name="T1"><text:tab/></text:span><text:span text:style-name="T1"><text:tab/></text:span><text:span text:style-name="T1">24778</text:span></text:p>
            <text:p text:style-name="P3"><text:span text:style-name="T1"/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text:span text:style-name="T1">24778 <text:s text:c="9"/></text:span></text:p>
            <text:p text:style-name="P3"><text:span text:style-name="T2">24778</text:span><text:span text:style-name="T2"><text:tab/></text:span><text:span text:style-name="T2"><text:tab/></text:span><text:span text:style-name="T2"><text:tab/></text:span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</text:span><text:span text:style-name="T1"><text:tab/></text:span><text:span text:style-name="T1"><text:tab/></text:span><text:span text:style-name="T1"><text:tab/></text:span><text:span text:style-name="T1">24778</text:span></text:p>
            <text:p text:style-name="P3"><text:span text:style-name="T1"/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text:span text:style-name="T1">24778 <text:s text:c="9"/></text:span></text:p>
            <text:p text:style-name="P3"><text:span text:style-name="T2">24778</text:span><text:span text:style-name="T2"><text:tab/></text:span><text:span text:style-name="T2"><text:tab/></text:span><text:span text:style-name="T2"><text:tab/></text:span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</text:span><text:span text:style-name="T1"><text:tab/></text:span><text:span text:style-name="T1"><text:tab/></text:span><text:span text:style-name="T1"><text:tab/></text:span><text:span text:style-name="T1">24778</text:span></text:p>
            <text:p text:style-name="P3"><text:span text:style-name="T1"/></text:p>
          </draw:text-box>
        </draw:frame>
        <draw:frame draw:style-name="gr2" draw:text-style-name="P4" draw:layer="layout" svg:width="19.844cm" svg:height="28.601cm" svg:x="1.317cm" svg:y="1.159cm">
          <draw:text-box>
            <text:p text:style-name="P2"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text:span text:style-name="T1">24778 <text:s text:c="9"/></text:span></text:p>
            <text:p text:style-name="P3"><text:span text:style-name="T2">24778</text:span><text:span text:style-name="T2"><text:tab/></text:span><text:span text:style-name="T2"><text:tab/></text:span><text:span text:style-name="T2"><text:tab/></text:span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</text:span><text:span text:style-name="T1"><text:tab/></text:span><text:span text:style-name="T1"><text:tab/></text:span><text:span text:style-name="T1"><text:tab/></text:span><text:span text:style-name="T1">24778</text:span></text:p>
            <text:p text:style-name="P3"><text:span text:style-name="T1"/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text:span text:style-name="T1">24778 <text:s text:c="9"/></text:span></text:p>
            <text:p text:style-name="P3"><text:span text:style-name="T2">24778</text:span><text:span text:style-name="T2"><text:tab/></text:span><text:span text:style-name="T2"><text:tab/></text:span><text:span text:style-name="T2"><text:tab/></text:span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</text:span><text:span text:style-name="T1"><text:tab/></text:span><text:span text:style-name="T1"><text:tab/></text:span><text:span text:style-name="T1"><text:tab/></text:span><text:span text:style-name="T1">24778</text:span></text:p>
            <text:p text:style-name="P3"><text:span text:style-name="T1"/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text:span text:style-name="T1">24778 <text:s text:c="9"/></text:span></text:p>
            <text:p text:style-name="P3"><text:span text:style-name="T2">24778</text:span><text:span text:style-name="T2"><text:tab/></text:span><text:span text:style-name="T2"><text:tab/></text:span><text:span text:style-name="T2"><text:tab/></text:span><text:span text:style-name="T1">24778 </text:span><text:span text:style-name="T1"><text:tab/></text:span><text:span text:style-name="T1"><text:tab/></text:span><text:span text:style-name="T1"><text:tab/></text:span><text:span text:style-name="T1">24778 </text:span><text:span text:style-name="T1"><text:tab/></text:span><text:span text:style-name="T1"><text:tab/></text:span><text:span text:style-name="T1"> </text:span><text:span text:style-name="T1"><text:tab/></text:span></text:p>
            <text:p text:style-name="P3"><text:span text:style-name="T1">24778 </text:span><text:span text:style-name="T1"><text:tab/></text:span><text:span text:style-name="T1"><text:tab/></text:span><text:span text:style-name="T1"><text:tab/></text:span><text:span text:style-name="T1">24778</text:span><text:span text:style-name="T1"><text:tab/></text:span><text:span text:style-name="T1"><text:tab/></text:span><text:span text:style-name="T1"><text:tab/></text:span><text:span text:style-name="T1">24778</text:span></text:p>
            <text:p text:style-name="P3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16T12:38:22.468000000</dc:date>
    <meta:editing-duration>PT6M7S</meta:editing-duration>
    <meta:editing-cycles>1</meta:editing-cycles>
    <meta:document-statistic meta:object-count="11"/>
    <meta:generator>LibreOffice/7.4.3.2$Windows_X86_64 LibreOffice_project/1048a8393ae2eeec98dff31b5c133c5f1d08b890</meta:generator>
  </office:meta>
</office:document-meta>
</file>